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adpis1" style:master-page-name="MP0" style:family="paragraph">
      <style:paragraph-properties fo:break-before="page"/>
    </style:style>
    <style:style style:name="P2" style:parent-style-name="Odstavecseseznamem" style:family="paragraph"/>
    <style:style style:name="P3" style:parent-style-name="Odstavecseseznamem" style:family="paragraph"/>
    <style:style style:name="P4" style:parent-style-name="Odstavecseseznamem" style:family="paragraph"/>
    <style:style style:name="P5" style:parent-style-name="Odstavecseseznamem" style:family="paragraph"/>
    <style:style style:name="P6" style:parent-style-name="Odstavecseseznamem" style:family="paragraph"/>
    <style:style style:name="P7" style:parent-style-name="Odstavecseseznamem" style:family="paragraph"/>
    <style:style style:name="P8" style:parent-style-name="Odstavecseseznamem" style:family="paragraph"/>
    <style:style style:name="P9" style:parent-style-name="Odstavecseseznamem" style:family="paragraph"/>
    <style:style style:name="P10" style:parent-style-name="Odstavecseseznamem" style:family="paragraph"/>
    <style:style style:name="P11" style:parent-style-name="Odstavecseseznamem" style:family="paragraph"/>
  </office:automatic-styles>
  <office:body>
    <office:text text:use-soft-page-breaks="true">
      <text:h text:style-name="P1" text:outline-level="1">Stručný popis aplikace</text:h>
      <text:p text:style-name="Normální">Aplikace má za úkol vytvořit primitivní bankovní systém, ve kterém si uživatel může přidávat libovolně klienty a vytvářet jim účty za specifických podmínek, vypisovat účty a klienty a následně připisovat/ ubírat jim k peněžnímu stavu na účtě.</text:p>
      <text:h text:style-name="Nadpis1" text:outline-level="1">Technické parametry</text:h>
      <text:p text:style-name="Normální">Použitá verze JDK: 11.0.12</text:p>
      <text:p text:style-name="Normální">Použité IDE: IntelliJ IDEA Community Edition 2021.2.2</text:p>
      <text:p text:style-name="Normální">Na projekt byla použita řada tříd z knihoven:<text:s/>java.util, <text:s/>java.math, java.io.</text:p>
      <text:h text:style-name="Nadpis1" text:outline-level="1">Průvodce k použití</text:h>
      <text:p text:style-name="Normální">Na začátku aplikace je uživatel donucen zvolit si jméno své banky ze jmen, které mu nabízí aplikace.</text:p>
      <text:p text:style-name="Normální">Po úspěšném vypsání korektního jména se bance připíše 10 náhodných účtů<text:s/>a uživateli se nabídne 10 možností, jak pracovat s aplikací.</text:p>
      <text:list text:style-name="LFO1" text:continue-numbering="true">
        <text:list-item>
          <text:p text:style-name="P2">Create client</text:p>
        </text:list-item>
      </text:list>
      <text:p text:style-name="Normální">Po vypsání tohoto příkazu bude mít uživatel 3 pokusy korektně vypsat jméno a věk uživatele, následně aplikace uživatele vytvoří a uloží do Listu&lt;Client&gt; banky.</text:p>
      <text:list text:style-name="LFO1" text:continue-numbering="true">
        <text:list-item>
          <text:p text:style-name="P3">Create account</text:p>
        </text:list-item>
      </text:list>
      <text:p text:style-name="Normální">Po vypsání tohoto příkazu bude mít<text:s/>uživatel 3<text:s/>pokusy korektně vypsat id uživatele, pro kterého vytváří účet (klient má neomezený počet účtů), následně aplikace účet uživateli vytvoří a uloží do Listu&lt;Account&gt; banky.</text:p>
      <text:list text:style-name="LFO1" text:continue-numbering="true">
        <text:list-item>
          <text:p text:style-name="P4">Read clients</text:p>
        </text:list-item>
      </text:list>
      <text:p text:style-name="Normální">Po vypsání tohoto příkazu se uživateli zobrazí všichni klienti banky.</text:p>
      <text:list text:style-name="LFO1" text:continue-numbering="true">
        <text:list-item>
          <text:p text:style-name="P5">Read accounts</text:p>
        </text:list-item>
      </text:list>
      <text:p text:style-name="Normální">Po vypsání tohoto příkazu se uživateli zobrazí všechny účty banky.</text:p>
      <text:list text:style-name="LFO1" text:continue-numbering="true">
        <text:list-item>
          <text:p text:style-name="P6">Read bank</text:p>
        </text:list-item>
      </text:list>
      <text:p text:style-name="Normální">Po vypsání tohoto příkazu se uživateli zobrazí všechny účty a klienti banky, jejich počet a jméno banky.</text:p>
      <text:list text:style-name="LFO1" text:continue-numbering="true">
        <text:list-item>
          <text:p text:style-name="P7">Read richest clients</text:p>
        </text:list-item>
      </text:list>
      <text:p text:style-name="Normální">Po vypsání tohoto příkazu se uživateli zobrazí<text:s/>5 nejmajetnějších<text:s/>účtů banky. V případě, že má banka méně, než 5 účtů, vypíše seřazený počet všech účtů banky.</text:p>
      <text:list text:style-name="LFO1" text:continue-numbering="true">
        <text:list-item>
          <text:p text:style-name="P8">Deposit</text:p>
        </text:list-item>
      </text:list>
      <text:p text:style-name="Normální">Po vypsání tohoto příkazu může uživatel přidat peníze na účet klienta.</text:p>
      <text:list text:style-name="LFO1" text:continue-numbering="true">
        <text:list-item>
          <text:p text:style-name="P9">Withdraw</text:p>
        </text:list-item>
      </text:list>
      <text:p text:style-name="Normální">Po vypsání tohoto příkazu může uživatel vybrat peníze z účtu klienta.</text:p>
      <text:list text:style-name="LFO1" text:continue-numbering="true">
        <text:list-item>
          <text:p text:style-name="P10">Exit</text:p>
        </text:list-item>
      </text:list>
      <text:p text:style-name="Normální">Opustí aplikaci.</text:p>
      <text:list text:style-name="LFO1" text:continue-numbering="true">
        <text:list-item>
          <text:p text:style-name="P11">Show menu</text:p>
        </text:list-item>
      </text:list>
      <text:p text:style-name="Normální">Zobrazí menu příkazů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1388in" fo:margin-bottom="0.0833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ální" style:display-name="Normální" style:family="paragraph">
      <style:paragraph-properties fo:margin-bottom="0.0555in"/>
      <style:text-properties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Odstavecseseznamem" style:display-name="Odstavec se seznamem" style:family="paragraph" style:parent-style-name="Normální">
      <style:paragraph-properties style:contextual-spacing="true" fo:margin-left="0.5in">
        <style:tab-stops/>
      </style:paragraph-properties>
      <style:text-properties fo:font-weight="bold" style:font-weight-asian="bold" fo:hyphenate="false"/>
    </style:style>
    <style:style style:name="Záhlaví" style:display-name="Záhlaví" style:family="paragraph" style:parent-style-name="Normální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/>
    <style:style style:name="Zápatí" style:display-name="Zápatí" style:family="paragraph" style:parent-style-name="Normální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Záhlaví">Zápočtový projekt: Úvod do programování<text:tab/><text:tab/>04.01.2022</text:p>
      </style:header>
      <style:footer>
        <text:p text:style-name="Zápatí"><text:tab/><text:tab/>Vypracoval: Robert Urmanič URM0009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Urmanic Robert</meta:initial-creator>
    <dc:creator>Urmanic Robert</dc:creator>
    <meta:creation-date>2022-01-04T13:20:00Z</meta:creation-date>
    <dc:date>2022-01-04T14:43:00Z</dc:date>
    <meta:template xlink:href="Normal" xlink:type="simple"/>
    <meta:editing-cycles>1</meta:editing-cycles>
    <meta:editing-duration>PT4920S</meta:editing-duration>
    <meta:document-statistic meta:page-count="1" meta:paragraph-count="3" meta:word-count="256" meta:character-count="1769" meta:row-count="12" meta:non-whitespace-character-count="1516"/>
  </office:meta>
</office:document-meta>
</file>